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f63e" officeooo:paragraph-rsid="0012f63e"/>
    </style:style>
    <style:style style:name="P2" style:family="paragraph" style:parent-style-name="Standard">
      <style:text-properties fo:font-weight="bold" officeooo:rsid="0012f63e" officeooo:paragraph-rsid="0012f63e" style:font-weight-asian="bold" style:font-weight-complex="bold"/>
    </style:style>
    <style:style style:name="P3" style:family="paragraph" style:parent-style-name="Standard">
      <style:text-properties fo:font-weight="bold" officeooo:rsid="001899a7" officeooo:paragraph-rsid="001899a7" style:font-weight-asian="bold" style:font-weight-complex="bold"/>
    </style:style>
    <style:style style:name="P4" style:family="paragraph" style:parent-style-name="Standard" style:list-style-name="L4">
      <style:text-properties fo:font-weight="bold" officeooo:rsid="001899a7" officeooo:paragraph-rsid="00486d61" style:font-weight-asian="bold" style:font-weight-complex="bold"/>
    </style:style>
    <style:style style:name="P5" style:family="paragraph" style:parent-style-name="Standard">
      <style:text-properties fo:font-weight="bold" officeooo:rsid="001899a7" officeooo:paragraph-rsid="00206647" style:font-weight-asian="bold" style:font-weight-complex="bold"/>
    </style:style>
    <style:style style:name="P6" style:family="paragraph" style:parent-style-name="Standard">
      <style:text-properties fo:font-weight="bold" officeooo:rsid="001899a7" officeooo:paragraph-rsid="00486d61" style:font-weight-asian="bold" style:font-weight-complex="bold"/>
    </style:style>
    <style:style style:name="P7" style:family="paragraph" style:parent-style-name="Standard">
      <style:text-properties fo:font-weight="bold" officeooo:rsid="001e0c96" officeooo:paragraph-rsid="001e0c96" style:font-weight-asian="bold" style:font-weight-complex="bold"/>
    </style:style>
    <style:style style:name="P8" style:family="paragraph" style:parent-style-name="Standard">
      <style:text-properties fo:font-weight="bold" officeooo:rsid="00201372" officeooo:paragraph-rsid="003ba6f8" style:font-weight-asian="bold" style:font-weight-complex="bold"/>
    </style:style>
    <style:style style:name="P9" style:family="paragraph" style:parent-style-name="Standard">
      <style:text-properties fo:font-weight="bold" officeooo:rsid="00347d9f" officeooo:paragraph-rsid="003ba6f8" style:font-weight-asian="bold" style:font-weight-complex="bold"/>
    </style:style>
    <style:style style:name="P10" style:family="paragraph" style:parent-style-name="Standard">
      <style:text-properties fo:font-weight="bold" officeooo:rsid="003ba6f8" officeooo:paragraph-rsid="00486d61" style:font-weight-asian="bold" style:font-weight-complex="bold"/>
    </style:style>
    <style:style style:name="P11" style:family="paragraph" style:parent-style-name="Standard">
      <style:text-properties fo:font-weight="bold" officeooo:rsid="00420a4e" officeooo:paragraph-rsid="00420a4e" style:font-weight-asian="bold" style:font-weight-complex="bold"/>
    </style:style>
    <style:style style:name="P12" style:family="paragraph" style:parent-style-name="Standard" style:list-style-name="L5">
      <style:text-properties fo:font-weight="bold" officeooo:rsid="00420a4e" officeooo:paragraph-rsid="0043f6c1" style:font-weight-asian="bold" style:font-weight-complex="bold"/>
    </style:style>
    <style:style style:name="P13" style:family="paragraph" style:parent-style-name="Standard">
      <style:text-properties fo:font-weight="bold" officeooo:rsid="0049d290" officeooo:paragraph-rsid="0049d290" style:font-weight-asian="bold" style:font-weight-complex="bold"/>
    </style:style>
    <style:style style:name="P14" style:family="paragraph" style:parent-style-name="Standard" style:list-style-name="L3">
      <style:text-properties fo:font-weight="normal" officeooo:rsid="0025ba92" officeooo:paragraph-rsid="003ba6f8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5ba92" officeooo:paragraph-rsid="00516978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360d76" officeooo:paragraph-rsid="00486d61" style:font-weight-asian="normal" style:font-weight-complex="normal"/>
    </style:style>
    <style:style style:name="P17" style:family="paragraph" style:parent-style-name="Standard">
      <style:text-properties fo:font-weight="normal" officeooo:rsid="003fa999" officeooo:paragraph-rsid="003ba6f8" style:font-weight-asian="normal" style:font-weight-complex="normal"/>
    </style:style>
    <style:style style:name="P18" style:family="paragraph" style:parent-style-name="Standard">
      <style:text-properties fo:font-style="italic" fo:font-weight="normal" officeooo:rsid="00273f00" officeooo:paragraph-rsid="00486d6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899a7" officeooo:paragraph-rsid="001cd5dd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1899a7" officeooo:paragraph-rsid="001899a7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3fa999" officeooo:paragraph-rsid="003fa999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3fa999" officeooo:paragraph-rsid="00420a4e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20a4e" officeooo:paragraph-rsid="00420a4e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bold" officeooo:rsid="003ff516" officeooo:paragraph-rsid="003ff516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3fa999" officeooo:paragraph-rsid="003fa999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420a4e" officeooo:paragraph-rsid="00420a4e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normal" fo:font-weight="normal" officeooo:rsid="003ff516" officeooo:paragraph-rsid="003ff51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fa999" officeooo:paragraph-rsid="003ff51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433743" officeooo:paragraph-rsid="00433743" style:font-style-asian="normal" style:font-weight-asian="normal" style:font-style-complex="normal" style:font-weight-complex="normal"/>
    </style:style>
    <style:style style:name="T1" style:family="text">
      <style:text-properties officeooo:rsid="0013db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ac283" style:font-weight-asian="normal" style:font-weight-complex="normal"/>
    </style:style>
    <style:style style:name="T4" style:family="text">
      <style:text-properties officeooo:rsid="00206647"/>
    </style:style>
    <style:style style:name="T5" style:family="text">
      <style:text-properties officeooo:rsid="002157d6"/>
    </style:style>
    <style:style style:name="T6" style:family="text">
      <style:text-properties officeooo:rsid="0024565f"/>
    </style:style>
    <style:style style:name="T7" style:family="text">
      <style:text-properties officeooo:rsid="0025de46"/>
    </style:style>
    <style:style style:name="T8" style:family="text">
      <style:text-properties officeooo:rsid="002a89eb"/>
    </style:style>
    <style:style style:name="T9" style:family="text">
      <style:text-properties officeooo:rsid="002b8559"/>
    </style:style>
    <style:style style:name="T10" style:family="text">
      <style:text-properties officeooo:rsid="002c9094"/>
    </style:style>
    <style:style style:name="T11" style:family="text">
      <style:text-properties officeooo:rsid="002e71ef"/>
    </style:style>
    <style:style style:name="T12" style:family="text">
      <style:text-properties officeooo:rsid="002eb466"/>
    </style:style>
    <style:style style:name="T13" style:family="text">
      <style:text-properties officeooo:rsid="00325392"/>
    </style:style>
    <style:style style:name="T14" style:family="text">
      <style:text-properties officeooo:rsid="00326127"/>
    </style:style>
    <style:style style:name="T15" style:family="text">
      <style:text-properties officeooo:rsid="0032ade4"/>
    </style:style>
    <style:style style:name="T16" style:family="text">
      <style:text-properties officeooo:rsid="0033ce99"/>
    </style:style>
    <style:style style:name="T17" style:family="text">
      <style:text-properties officeooo:rsid="00365853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e0c96" style:font-style-asian="italic" style:font-style-complex="italic"/>
    </style:style>
    <style:style style:name="T20" style:family="text">
      <style:text-properties fo:font-style="italic" officeooo:rsid="001f9ee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899a7" style:font-style-asian="italic" style:font-weight-asian="normal" style:font-style-complex="italic" style:font-weight-complex="normal"/>
    </style:style>
    <style:style style:name="T23" style:family="text">
      <style:text-properties fo:color="#000080" loext:opacity="100%" fo:font-style="italic" style:text-underline-style="solid" style:text-underline-width="auto" style:text-underline-color="font-color" fo:font-weight="normal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officeooo:rsid="003d46fc"/>
    </style:style>
    <style:style style:name="T25" style:family="text">
      <style:text-properties officeooo:rsid="0040c1d2"/>
    </style:style>
    <style:style style:name="T26" style:family="text">
      <style:text-properties officeooo:rsid="00420a4e"/>
    </style:style>
    <style:style style:name="T27" style:family="text">
      <style:text-properties officeooo:rsid="00466360"/>
    </style:style>
    <style:style style:name="T28" style:family="text">
      <style:text-properties officeooo:rsid="00486d6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4c3286"/>
    </style:style>
    <style:style style:name="T31" style:family="text">
      <style:text-properties officeooo:rsid="004cb42b"/>
    </style:style>
    <style:style style:name="T32" style:family="text">
      <style:text-properties officeooo:rsid="004e98b1"/>
    </style:style>
    <style:style style:name="T33" style:family="text">
      <style:text-properties officeooo:rsid="004fa896"/>
    </style:style>
    <style:style style:name="T34" style:family="text">
      <style:text-properties officeooo:rsid="00516978"/>
    </style:style>
    <style:style style:name="T35" style:family="text">
      <style:text-properties officeooo:rsid="00542cb6"/>
    </style:style>
    <style:style style:name="T36" style:family="text">
      <style:text-properties officeooo:rsid="0054e762"/>
    </style:style>
    <style:style style:name="T37" style:family="text">
      <style:text-properties officeooo:rsid="0056088c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01_</text:span>Libft<text:tab/><text:tab/><text:tab/><text:tab/><text:tab/><text:tab/><text:tab/><text:tab/><text:tab/><text:span text:style-name="T27">T.Uthuman (42Prague)</text:span></text:p>
      <text:p text:style-name="P1"/>
      <text:p text:style-name="P1">Write your own library: a collection of functions that will be a useful tool for your cursus.</text:p>
      <text:p text:style-name="P1"/>
      <text:p text:style-name="P2"><text:span text:style-name="T33">1. </text:span>Outcomes <text:span text:style-name="T30">of the exercise</text:span>:</text:p>
      <text:p text:style-name="P1">How functions work?</text:p>
      <text:p text:style-name="P1">How to implement <text:span text:style-name="T35">those functions</text:span>?</text:p>
      <text:p text:style-name="P1">How to use th<text:span text:style-name="T35">ose functions</text:span>?</text:p>
      <text:p text:style-name="P1"/>
      <text:p text:style-name="P1"><text:span text:style-name="T31">Note: </text:span>When creating a new project and want to use the created library check the project guidelines for allowed functions in the created library</text:p>
      <text:p text:style-name="P5"/>
      <text:p text:style-name="P8"><text:span text:style-name="T33">2</text:span><text:span text:style-name="T32">.</text:span><text:span text:style-name="T11"> </text:span>Makefile:</text:p>
      <text:p text:style-name="P8"/>
      <text:p text:style-name="P10"><text:span text:style-name="T28">a</text:span><text:span text:style-name="T24">. </text:span>Basic info:</text:p>
      <text:list xml:id="list2927869193" text:style-name="L4">
        <text:list-item>
          <text:p text:style-name="P16">name.c <text:s/><text:span text:style-name="T17">(c file)</text:span></text:p>
        </text:list-item>
        <text:list-item>
          <text:p text:style-name="P16">name.s <text:span text:style-name="T17">(compiled file)</text:span></text:p>
        </text:list-item>
        <text:list-item>
          <text:p text:style-name="P16">name.o <text:span text:style-name="T17">(assembled file)</text:span></text:p>
        </text:list-item>
        <text:list-item>
          <text:p text:style-name="P16">name <text:span text:style-name="T17">(executable file)</text:span></text:p>
          <text:p text:style-name="P4"/>
        </text:list-item>
      </text:list>
      <text:p text:style-name="P6"><text:span text:style-name="T6">pre-</text:span><text:span text:style-name="T4">processor (</text:span>.<text:span text:style-name="T4">c) → </text:span><text:span text:style-name="T5">compiler (.s) → assembler (.o) → linker → exec</text:span><text:span text:style-name="T7">utable file</text:span></text:p>
      <text:p text:style-name="P6"/>
      <text:p text:style-name="P18"><text:span text:style-name="T12">clang/</text:span>gcc<text:tab/> <text:s text:c="2"/>-e<text:tab/> <text:s text:c="17"/>-s <text:tab/><text:tab/> <text:s text:c="11"/>-c</text:p>
      <text:p text:style-name="P17"/>
      <text:p text:style-name="P9"><text:span text:style-name="T28">b. </text:span>Benefits:</text:p>
      <text:list xml:id="list311316083" text:style-name="L3">
        <text:list-item>
          <text:p text:style-name="P15"><text:span text:style-name="T10">H</text:span><text:span text:style-name="T9">elps to</text:span> <text:span text:style-name="T34">avoid repe</text:span><text:span text:style-name="T36">ated typing of commands</text:span></text:p>
        </text:list-item>
        <text:list-item>
          <text:p text:style-name="P15"><text:span text:style-name="T34">Generates</text:span><text:span text:style-name="T14"> executable file </text:span><text:span text:style-name="T34">quicker</text:span></text:p>
        </text:list-item>
        <text:list-item>
          <text:p text:style-name="P14"><text:span text:style-name="T37">Generally if </text:span><text:span text:style-name="T12">c</text:span><text:span text:style-name="T8">hanges made to </text:span><text:span text:style-name="T37">a</text:span><text:span text:style-name="T8"> file that is a part of a big pro</text:span><text:span text:style-name="T13">ject, </text:span><text:span text:style-name="T16">all files</text:span><text:span text:style-name="T12"> has to be compiled again </text:span><text:span text:style-name="T37">but w</text:span><text:span text:style-name="T12">ith Makefile </text:span><text:span text:style-name="T8">only file </text:span><text:span text:style-name="T12">with changes made</text:span><text:span text:style-name="T8"> </text:span><text:span text:style-name="T37">will be compiled again</text:span></text:p>
        </text:list-item>
      </text:list>
      <text:p text:style-name="P11"/>
      <text:p text:style-name="P11"><text:span text:style-name="T28">c. </text:span>Characteristics: </text:p>
      <text:list xml:id="list2653966074" text:style-name="L5">
        <text:list-item>
          <text:p text:style-name="P12"><text:span text:style-name="T2">More flexible</text:span></text:p>
        </text:list-item>
        <text:list-item>
          <text:p text:style-name="P12"><text:span text:style-name="T3">E</text:span><text:span text:style-name="T2">asier to maintain</text:span></text:p>
        </text:list-item>
      </text:list>
      <text:p text:style-name="P22"/>
      <text:p text:style-name="P13"><text:span text:style-name="T19">d. </text:span><text:span text:style-name="T29">Useful information:</text:span></text:p>
      <text:p text:style-name="P3"><text:span text:style-name="T19"/></text:p>
      <text:p text:style-name="P3"><text:span text:style-name="T19">YouTube : </text:span><text:a xlink:type="simple" xlink:href="https://www.youtube.com/watch?v=GExnnTaBELk" text:style-name="Internet_20_link" text:visited-style-name="Visited_20_Internet_20_Link"><text:span text:style-name="T23">https://www.youtube.com/watch?v=GExnnTaBELk</text:span></text:a><text:span text:style-name="T23"> </text:span></text:p>
      <text:p text:style-name="P19"/>
      <text:p text:style-name="P7"><text:span text:style-name="T18">G</text:span><text:span text:style-name="T20">it Hub</text:span><text:span text:style-name="T18">:</text:span><text:span text:style-name="T21"> </text:span><text:a xlink:type="simple" xlink:href="https://github.com/Nuno-Jesus/Make-A-Make" text:style-name="Internet_20_link" text:visited-style-name="Visited_20_Internet_20_Link"><text:span text:style-name="T22">https://github.com/Nuno-Jesus/Make-A-Make</text:span></text:a><text:span text:style-name="T22"> </text:span></text:p>
      <text:p text:style-name="P20"/>
      <text:p text:style-name="P25">Recipe:</text:p>
      <text:p text:style-name="P21"/>
      <text:p text:style-name="P21">#-*- Makefile -*-</text:p>
      <text:p text:style-name="P21"/>
      <text:p text:style-name="P23">all: target1 target2</text:p>
      <text:p text:style-name="P23"/>
      <text:p text:style-name="P21">target<text:span text:style-name="T26">1</text:span>: dependencies</text:p>
      <text:p text:style-name="P21"><text:tab/>action</text:p>
      <text:p text:style-name="P23">target2: dependencies</text:p>
      <text:p text:style-name="P26"><text:span text:style-name="T2"><text:tab/>action</text:span><text:tab/></text:p>
      <text:p text:style-name="P24"/>
      <text:p text:style-name="P24">e.g.:</text:p>
      <text:p text:style-name="P27"><text:soft-page-break/></text:p>
      <text:p text:style-name="P28">#-*- Makefile -*-</text:p>
      <text:p text:style-name="P28"/>
      <text:p text:style-name="P29">all: file</text:p>
      <text:p text:style-name="P27"/>
      <text:p text:style-name="P27">file: file1.o file2.o</text:p>
      <text:p text:style-name="P27"><text:tab/>gcc file1.o file2.o -<text:span text:style-name="T25">o </text:span>file -l m</text:p>
      <text:p text:style-name="P27"/>
      <text:p text:style-name="P27">file1.o: file1.c</text:p>
      <text:p text:style-name="P27"><text:tab/>gcc -c file1.c</text:p>
      <text:p text:style-name="P27"/>
      <text:p text:style-name="P27">file2.o: file2.c</text:p>
      <text:p text:style-name="P27"><text:tab/>gcc -c file2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3:53:57.519039323</meta:creation-date>
    <dc:date>2024-01-13T18:57:56.028415490</dc:date>
    <meta:editing-duration>PT4H42M28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207" meta:character-count="1318" meta:non-whitespace-character-count="1108"/>
  </office:meta>
</office:document-meta>
</file>